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O(1) spac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只有小括号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 3 Sorted Arrays</text:p>
          </table:table-cell>
          <table:table-cell office:value-type="string" calcext:value-type="string">
            <text:p>变形 k sorted array, 有重复, 结果要去重</text:p>
          </table:table-cell>
          <table:table-cell/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只是返回coun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只能switch两个字母一次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不需要evic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改成相邻元素可以一样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没有括号的版本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 follow up</text:p>
          </table:table-cell>
          <table:table-cell office:value-type="string" calcext:value-type="string">
            <text:p>没有除法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inplace</text:p>
          </table:table-cell>
          <table:table-cell table:number-columns-repeated="3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要求stack, no stack两种写法都要会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6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没说是consecutive</text:p>
          </table:table-cell>
          <table:table-cell table:number-columns-repeated="3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找最大的target</text:p>
          </table:table-cell>
          <table:table-cell table:number-columns-repeated="3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office:value-type="string" calcext:value-type="string">
            <text:p>可以改变顺序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llow up: how to detect invalid begin/end time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layerwise maximum of binary tree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没有要求值一样, 只用求最长的路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  <table:table-cell office:value-type="string" calcext:value-type="string">
            <text:p>In follow up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6"/>
        </table:table-row>
        <table:table-row table:style-name="ro1">
          <table:table-cell table:style-name="ce3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Facebook-phonevideo-find-cheese</text:p>
          </table:table-cell>
          <table:table-cell table:number-columns-repeated="3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number-columns-repeated="2"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6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不用stack怎么做</text:p>
          </table:table-cell>
          <table:table-cell office:value-type="string" calcext:value-type="string">
            <text:p>followup问怎么不用extra memory做(output string不算的话)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6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6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输入 linkedlist node 和 k, 从尾到头删除第k个no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2:17:29.184822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3-12T13:31:26.621531745</dc:date>
    <meta:editing-duration>PT2H31M24S</meta:editing-duration>
    <meta:editing-cycles>24</meta:editing-cycles>
    <meta:document-statistic meta:table-count="1" meta:cell-count="162" meta:object-count="0"/>
  </office:meta>
</office:document-meta>
</file>